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table:style-name="Default"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table:style-name="Default"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table:style-name="Default"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table:style-name="Default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17:23:10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2T20:47:23.249000000</dc:date>
    <meta:editing-duration>P1DT23H15S</meta:editing-duration>
    <meta:editing-cycles>12</meta:editing-cycles>
    <meta:generator>LibreOffice/5.4.3.2$Windows_X86_64 LibreOffice_project/92a7159f7e4af62137622921e809f8546db437e5</meta:generator>
    <meta:document-statistic meta:table-count="1" meta:cell-count="299" meta:object-count="0"/>
  </office:meta>
</office:document-meta>
</file>